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 style:rel-column-width="50*"/>
    </style:style>
    <style:style style:family="table-column" style:name="TableColumn2" style:display-name="TableColumn2">
      <style:table-column-properties style:rel-column-width="15*"/>
    </style:style>
    <style:style style:family="table-column" style:name="TableColumn3" style:display-name="TableColumn3">
      <style:table-column-properties style:rel-column-width="15*"/>
    </style:style>
    <style:style style:family="table-column" style:name="TableColumn4" style:display-name="TableColumn4">
      <style:table-column-properties style:rel-column-width="20*"/>
    </style:style>
    <style:style style:family="table-row" style:name="TableRow1" style:display-name="TableRow1">
      <style:table-row-properties style:row-height="25.0pt"/>
    </style:style>
    <style:style style:family="table-cell" style:name="TableCell1" style:display-name="TableCell1">
      <style:table-cell-properties style:shrink-to-fit="true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style:shrink-to-fit="true"/>
    </style:style>
    <style:style style:family="paragraph" style:name="CellContent2" style:display-name="CellContent2">
      <style:text-properties/>
      <style:paragraph-properties/>
    </style:style>
    <style:style style:family="table-cell" style:name="TableCell3" style:display-name="TableCell3">
      <style:table-cell-properties style:shrink-to-fit="true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shrink-to-fit="true"/>
    </style:style>
    <style:style style:family="paragraph" style:name="CellContent4" style:display-name="CellContent4">
      <style:text-properties/>
      <style:paragraph-properties/>
    </style:style>
    <style:style style:family="table-row" style:name="TableRow2" style:display-name="TableRow2">
      <style:table-row-properties style:row-height="70.8661417323pt"/>
    </style:style>
    <style:style style:family="table-cell" style:name="TableCell5" style:display-name="TableCell5">
      <style:table-cell-properties style:shrink-to-fit="true"/>
    </style:style>
    <style:style style:family="paragraph" style:name="CellContent5" style:display-name="CellContent5">
      <style:text-properties/>
      <style:paragraph-properties/>
    </style:style>
    <style:style style:family="table-cell" style:name="TableCell6" style:display-name="TableCell6">
      <style:table-cell-properties style:shrink-to-fit="true"/>
    </style:style>
    <style:style style:family="paragraph" style:name="CellContent6" style:display-name="CellContent6">
      <style:text-properties/>
      <style:paragraph-properties/>
    </style:style>
    <style:style style:family="table-cell" style:name="TableCell7" style:display-name="TableCell7">
      <style:table-cell-properties style:shrink-to-fit="true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style:shrink-to-fit="true"/>
    </style:style>
    <style:style style:family="paragraph" style:name="CellContent8" style:display-name="CellContent8">
      <style:text-properties/>
      <style:paragraph-properties/>
    </style:style>
    <style:style style:family="table-row" style:name="TableRow3" style:display-name="TableRow3">
      <style:table-row-properties style:row-height="180.0pt"/>
    </style:style>
    <style:style style:family="table-cell" style:name="TableCell9" style:display-name="TableCell9">
      <style:table-cell-properties style:shrink-to-fit="true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style:shrink-to-fit="true"/>
    </style:style>
    <style:style style:family="paragraph" style:name="CellContent10" style:display-name="CellContent10">
      <style:text-properties/>
      <style:paragraph-properties/>
    </style:style>
    <style:style style:family="table-cell" style:name="TableCell11" style:display-name="TableCell11">
      <style:table-cell-properties style:shrink-to-fit="true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shrink-to-fit="true"/>
    </style:style>
    <style:style style:family="paragraph" style:name="CellContent12" style:display-name="CellContent12">
      <style:text-properties/>
      <style:paragraph-properties/>
    </style:style>
    <style:style style:family="table" style:name="Table2" style:display-name="Table2">
      <style:table-properties style:rel-width="100%"/>
    </style:style>
    <style:style style:family="table-column" style:name="TableColumn5" style:display-name="TableColumn5">
      <style:table-column-properties style:column-width="141.732283465"/>
    </style:style>
    <style:style style:family="table-column" style:name="TableColumn6" style:display-name="TableColumn6">
      <style:table-column-properties/>
    </style:style>
    <style:style style:family="table-row" style:name="TableRow4" style:display-name="TableRow4">
      <style:table-row-properties style:row-height="56.6929133858pt"/>
    </style:style>
    <style:style style:family="table-cell" style:name="TableCell13" style:display-name="TableCell13">
      <style:table-cell-properties style:shrink-to-fit="true"/>
    </style:style>
    <style:style style:family="table-cell" style:name="TableCell14" style:display-name="TableCell14">
      <style:table-cell-properties style:shrink-to-fit="true"/>
    </style:style>
    <style:style style:family="table-row" style:name="TableRow5" style:display-name="TableRow5">
      <style:table-row-properties style:use-optimal-row-height="true"/>
    </style:style>
    <style:style style:family="table-cell" style:name="TableCell15" style:display-name="TableCell15">
      <style:table-cell-properties style:shrink-to-fit="true"/>
    </style:style>
    <style:style style:family="table-cell" style:name="TableCell16" style:display-name="TableCell16">
      <style:table-cell-properties style:shrink-to-fit="true"/>
    </style:style>
    <style:style style:family="table" style:name="Table3" style:display-name="Table3">
      <style:table-properties style:rel-width="100%"/>
    </style:style>
    <style:style style:family="table-column" style:name="TableColumn7" style:display-name="TableColumn7">
      <style:table-column-properties style:column-width="56.6929133858"/>
    </style:style>
    <style:style style:family="table-column" style:name="TableColumn8" style:display-name="TableColumn8">
      <style:table-column-properties style:column-width="566.929133858"/>
    </style:style>
    <style:style style:family="table-row" style:name="TableRow6" style:display-name="TableRow6">
      <style:table-row-properties style:row-height="56.6929133858pt"/>
    </style:style>
    <style:style style:family="table-cell" style:name="TableCell17" style:display-name="TableCell17">
      <style:table-cell-properties style:shrink-to-fit="true"/>
    </style:style>
    <style:style style:family="table-cell" style:name="TableCell18" style:display-name="TableCell18">
      <style:table-cell-properties style:shrink-to-fit="true"/>
    </style:style>
    <style:style style:family="table-row" style:name="TableRow7" style:display-name="TableRow7">
      <style:table-row-properties style:row-height="56.6929133858pt"/>
    </style:style>
    <style:style style:family="table-cell" style:name="TableCell19" style:display-name="TableCell19">
      <style:table-cell-properties style:shrink-to-fit="true"/>
    </style:style>
    <style:style style:family="table-cell" style:name="TableCell20" style:display-name="TableCell20">
      <style:table-cell-properties style:shrink-to-fit="true"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Table1">
        <table:table-column table:style-name="TableColumn1"/>
        <table:table-column table:style-name="TableColumn2"/>
        <table:table-column table:style-name="TableColumn3"/>
        <table:table-column table:style-name="TableColumn4"/>
        <table:table-row table:style-name="TableRow1">
          <table:table-cell table:style-name="TableCell1" office:value-type="string">
            <text:p text:style-name="CellContent1"><text:span text:style-name="T3">Evaluation Criterium</text:span></text:p>
          </table:table-cell>
          <table:table-cell table:style-name="TableCell2" office:value-type="string">
            <text:p text:style-name="CellContent2"><text:span text:style-name="T4">Java</text:span></text:p>
          </table:table-cell>
          <table:table-cell table:style-name="TableCell3" office:value-type="string">
            <text:p text:style-name="CellContent3"><text:span text:style-name="T5">Python</text:span></text:p>
          </table:table-cell>
          <table:table-cell table:style-name="TableCell4" office:value-type="string">
            <text:p text:style-name="CellContent4"><text:span text:style-name="T6">C++</text:span></text:p>
          </table:table-cell>
        </table:table-row>
        <table:table-row table:style-name="TableRow2">
          <table:table-cell table:style-name="TableCell5" office:value-type="string">
            <text:p text:style-name="CellContent5"><text:span text:style-name="T7">Speed</text:span></text:p>
          </table:table-cell>
          <table:table-cell table:style-name="TableCell6" office:value-type="string">
            <text:p text:style-name="CellContent6"><text:span text:style-name="T8">8/10</text:span></text:p>
          </table:table-cell>
          <table:table-cell table:style-name="TableCell7" office:value-type="string">
            <text:p text:style-name="CellContent7"><text:span text:style-name="T9">9/10</text:span></text:p>
          </table:table-cell>
          <table:table-cell table:style-name="TableCell8" office:value-type="string">
            <text:p text:style-name="CellContent8"><text:span text:style-name="T10">10/10</text:span></text:p>
          </table:table-cell>
        </table:table-row>
        <table:table-row table:style-name="TableRow3">
          <table:table-cell table:style-name="TableCell9" office:value-type="string">
            <text:p text:style-name="CellContent9"><text:span text:style-name="T11">Robustness</text:span></text:p>
          </table:table-cell>
          <table:table-cell table:style-name="TableCell10" office:value-type="string">
            <text:p text:style-name="CellContent10"><text:span text:style-name="T12">90%</text:span></text:p>
          </table:table-cell>
          <table:table-cell table:style-name="TableCell11" office:value-type="string">
            <text:p text:style-name="CellContent11"><text:span text:style-name="T13">85%</text:span></text:p>
          </table:table-cell>
          <table:table-cell table:style-name="TableCell12" office:value-type="string">
            <text:p text:style-name="CellContent12"><text:span text:style-name="T14">79%</text:span></text:p>
          </table:table-cell>
        </table:table-row>
      </table:table>
      <table:table table:style-name="Table2">
        <table:table-column table:style-name="TableColumn5"/>
        <table:table-column table:style-name="TableColumn6"/>
        <table:table-row table:style-name="TableRow4">
          <table:table-cell table:style-name="TableCell13" office:value-type="string">
            <text:p text:style-name="Normal"><text:span text:style-name="T15">one row less rowHeights and colWidths given in RML</text:span></text:p>
          </table:table-cell>
          <table:table-cell table:style-name="TableCell14" office:value-type="string">
            <text:p text:style-name="Normal"><text:span text:style-name="T16">blabla</text:span></text:p>
          </table:table-cell>
        </table:table-row>
        <table:table-row table:style-name="TableRow5">
          <table:table-cell table:style-name="TableCell15" office:value-type="string">
            <text:p text:style-name="Normal"><text:span text:style-name="T17">blabla</text:span></text:p>
          </table:table-cell>
          <table:table-cell table:style-name="TableCell16" office:value-type="string">
            <text:p text:style-name="Normal"><text:span text:style-name="T18">blabla</text:span></text:p>
          </table:table-cell>
        </table:table-row>
      </table:table>
      <table:table table:style-name="Table3">
        <table:table-column table:style-name="TableColumn7"/>
        <table:table-column table:style-name="TableColumn8"/>
        <table:table-row table:style-name="TableRow6">
          <table:table-cell table:style-name="TableCell17" office:value-type="string">
            <text:p text:style-name="Normal"><text:span text:style-name="T19">blabla</text:span></text:p>
          </table:table-cell>
          <table:table-cell table:style-name="TableCell18" office:value-type="string">
            <text:p text:style-name="Normal"><text:span text:style-name="T20">blabla</text:span></text:p>
          </table:table-cell>
        </table:table-row>
        <table:table-row table:style-name="TableRow7">
          <table:table-cell table:style-name="TableCell19" office:value-type="string">
            <text:p text:style-name="Normal"><text:span text:style-name="T21">blabla</text:span></text:p>
          </table:table-cell>
          <table:table-cell table:style-name="TableCell20" office:value-type="string">
            <text:p text:style-name="Normal"><text:span text:style-name="T22">blabla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